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412cm" svg:height="12.936cm" svg:x="9.307cm" svg:y="5.206cm">
            <draw:object draw:notify-on-update-of-ranges="Sheet1.F3:Sheet1.F3 Sheet1.F4:Sheet1.F11 Sheet1.G3:Sheet1.G3 Sheet1.G4:Sheet1.G11 Sheet1.H3:Sheet1.H3 Sheet1.H4:Sheet1.H11 Sheet1.I3:Sheet1.I3 Sheet1.I4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f</text:p>
          </table:table-cell>
          <table:table-cell table:number-columns-repeated="8"/>
        </table:table-row>
        <table:table-row table:style-name="ro1">
          <table:table-cell office:value-type="float" office:value="24.941345" calcext:value-type="float">
            <text:p>24,94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ro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C OpenMP</text:p>
          </table:table-cell>
          <table:table-cell office:value-type="string" calcext:value-type="string">
            <text:p>FORTRAN Open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C OpenMP</text:p>
          </table:table-cell>
          <table:table-cell office:value-type="string" calcext:value-type="string">
            <text:p>FORTRAN Open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018966" calcext:value-type="float">
            <text:p>15,018966</text:p>
          </table:table-cell>
          <table:table-cell office:value-type="float" office:value="14.567533" calcext:value-type="float">
            <text:p>14,567533</text:p>
          </table:table-cell>
          <table:table-cell office:value-type="float" office:value="4.044051" calcext:value-type="float">
            <text:p>4,044051</text:p>
          </table:table-cell>
          <table:table-cell office:value-type="float" office:value="3.726361" calcext:value-type="float">
            <text:p>3,726361</text:p>
          </table:table-cell>
          <table:table-cell table:formula="of:=[.$A$2]/[.B4]" office:value-type="float" office:value="1.66065659912939" calcext:value-type="float">
            <text:p>1,6606565991</text:p>
          </table:table-cell>
          <table:table-cell table:formula="of:=[.$A$2]/[.C4]" office:value-type="float" office:value="1.71211865454501" calcext:value-type="float">
            <text:p>1,7121186545</text:p>
          </table:table-cell>
          <table:table-cell table:formula="of:=[.$A$2]/[.D4]" office:value-type="float" office:value="6.16741603901632" calcext:value-type="float">
            <text:p>6,167416039</text:p>
          </table:table-cell>
          <table:table-cell table:formula="of:=[.$A$2]/[.E4]" office:value-type="float" office:value="6.69321759217639" calcext:value-type="float">
            <text:p>6,6932175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87121" calcext:value-type="float">
            <text:p>13,287121</text:p>
          </table:table-cell>
          <table:table-cell office:value-type="float" office:value="12.277272" calcext:value-type="float">
            <text:p>12,277272</text:p>
          </table:table-cell>
          <table:table-cell office:value-type="float" office:value="3.821912" calcext:value-type="float">
            <text:p>3,821912</text:p>
          </table:table-cell>
          <table:table-cell office:value-type="float" office:value="3.695918" calcext:value-type="float">
            <text:p>3,695918</text:p>
          </table:table-cell>
          <table:table-cell table:formula="of:=[.$A$2]/[.B5]" office:value-type="float" office:value="1.87710678633844" calcext:value-type="float">
            <text:p>1,8771067863</text:p>
          </table:table-cell>
          <table:table-cell table:formula="of:=[.$A$2]/[.C5]" office:value-type="float" office:value="2.03150545169969" calcext:value-type="float">
            <text:p>2,0315054517</text:p>
          </table:table-cell>
          <table:table-cell table:formula="of:=[.$A$2]/[.D5]" office:value-type="float" office:value="6.52588154829311" calcext:value-type="float">
            <text:p>6,5258815483</text:p>
          </table:table-cell>
          <table:table-cell table:formula="of:=[.$A$2]/[.E5]" office:value-type="float" office:value="6.74834912462885" calcext:value-type="float">
            <text:p>6,74834912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761664" calcext:value-type="float">
            <text:p>12,761664</text:p>
          </table:table-cell>
          <table:table-cell office:value-type="float" office:value="11.856431" calcext:value-type="float">
            <text:p>11,856431</text:p>
          </table:table-cell>
          <table:table-cell office:value-type="float" office:value="3.899066" calcext:value-type="float">
            <text:p>3,899066</text:p>
          </table:table-cell>
          <table:table-cell office:value-type="float" office:value="3.623307" calcext:value-type="float">
            <text:p>3,623307</text:p>
          </table:table-cell>
          <table:table-cell table:formula="of:=[.$A$2]/[.B6]" office:value-type="float" office:value="1.95439599412741" calcext:value-type="float">
            <text:p>1,9543959941</text:p>
          </table:table-cell>
          <table:table-cell table:formula="of:=[.$A$2]/[.C6]" office:value-type="float" office:value="2.10361322053829" calcext:value-type="float">
            <text:p>2,1036132205</text:p>
          </table:table-cell>
          <table:table-cell table:formula="of:=[.$A$2]/[.D6]" office:value-type="float" office:value="6.39674860594819" calcext:value-type="float">
            <text:p>6,3967486059</text:p>
          </table:table-cell>
          <table:table-cell table:formula="of:=[.$A$2]/[.E6]" office:value-type="float" office:value="6.88358590646611" calcext:value-type="float">
            <text:p>6,883585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69529" calcext:value-type="float">
            <text:p>12,69529</text:p>
          </table:table-cell>
          <table:table-cell office:value-type="float" office:value="12.191971" calcext:value-type="float">
            <text:p>12,191971</text:p>
          </table:table-cell>
          <table:table-cell office:value-type="float" office:value="3.853922" calcext:value-type="float">
            <text:p>3,853922</text:p>
          </table:table-cell>
          <table:table-cell office:value-type="float" office:value="3.706371" calcext:value-type="float">
            <text:p>3,706371</text:p>
          </table:table-cell>
          <table:table-cell table:formula="of:=[.$A$2]/[.B7]" office:value-type="float" office:value="1.96461404190058" calcext:value-type="float">
            <text:p>1,9646140419</text:p>
          </table:table-cell>
          <table:table-cell table:formula="of:=[.$A$2]/[.C7]" office:value-type="float" office:value="2.04571885874729" calcext:value-type="float">
            <text:p>2,0457188587</text:p>
          </table:table-cell>
          <table:table-cell table:formula="of:=[.$A$2]/[.D7]" office:value-type="float" office:value="6.47167872105351" calcext:value-type="float">
            <text:p>6,4716787211</text:p>
          </table:table-cell>
          <table:table-cell table:formula="of:=[.$A$2]/[.E7]" office:value-type="float" office:value="6.72931689784968" calcext:value-type="float">
            <text:p>6,7293168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166" calcext:value-type="float">
            <text:p>13,4166</text:p>
          </table:table-cell>
          <table:table-cell office:value-type="float" office:value="12.614522" calcext:value-type="float">
            <text:p>12,614522</text:p>
          </table:table-cell>
          <table:table-cell office:value-type="float" office:value="4.292863" calcext:value-type="float">
            <text:p>4,292863</text:p>
          </table:table-cell>
          <table:table-cell office:value-type="float" office:value="3.784356" calcext:value-type="float">
            <text:p>3,784356</text:p>
          </table:table-cell>
          <table:table-cell table:formula="of:=[.$A$2]/[.B8]" office:value-type="float" office:value="1.85899147324956" calcext:value-type="float">
            <text:p>1,8589914732</text:p>
          </table:table-cell>
          <table:table-cell table:formula="of:=[.$A$2]/[.C8]" office:value-type="float" office:value="1.97719303196744" calcext:value-type="float">
            <text:p>1,977193032</text:p>
          </table:table-cell>
          <table:table-cell table:formula="of:=[.$A$2]/[.D8]" office:value-type="float" office:value="5.80995596644943" calcext:value-type="float">
            <text:p>5,8099559664</text:p>
          </table:table-cell>
          <table:table-cell table:formula="of:=[.$A$2]/[.E8]" office:value-type="float" office:value="6.5906444848212" calcext:value-type="float">
            <text:p>6,5906444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50482" calcext:value-type="float">
            <text:p>15,50482</text:p>
          </table:table-cell>
          <table:table-cell office:value-type="float" office:value="13.123243" calcext:value-type="float">
            <text:p>13,123243</text:p>
          </table:table-cell>
          <table:table-cell office:value-type="float" office:value="4.58191" calcext:value-type="float">
            <text:p>4,58191</text:p>
          </table:table-cell>
          <table:table-cell office:value-type="float" office:value="4.004198" calcext:value-type="float">
            <text:p>4,004198</text:p>
          </table:table-cell>
          <table:table-cell table:formula="of:=[.$A$2]/[.B9]" office:value-type="float" office:value="1.60861880370104" calcext:value-type="float">
            <text:p>1,6086188037</text:p>
          </table:table-cell>
          <table:table-cell table:formula="of:=[.$A$2]/[.C9]" office:value-type="float" office:value="1.90054737232253" calcext:value-type="float">
            <text:p>1,9005473723</text:p>
          </table:table-cell>
          <table:table-cell table:formula="of:=[.$A$2]/[.D9]" office:value-type="float" office:value="5.44343843506311" calcext:value-type="float">
            <text:p>5,4434384351</text:p>
          </table:table-cell>
          <table:table-cell table:formula="of:=[.$A$2]/[.E9]" office:value-type="float" office:value="6.22879912531798" calcext:value-type="float">
            <text:p>6,2287991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37885" calcext:value-type="float">
            <text:p>17,37885</text:p>
          </table:table-cell>
          <table:table-cell office:value-type="float" office:value="14.483615" calcext:value-type="float">
            <text:p>14,483615</text:p>
          </table:table-cell>
          <table:table-cell office:value-type="float" office:value="5.038133" calcext:value-type="float">
            <text:p>5,038133</text:p>
          </table:table-cell>
          <table:table-cell office:value-type="float" office:value="4.195626" calcext:value-type="float">
            <text:p>4,195626</text:p>
          </table:table-cell>
          <table:table-cell table:formula="of:=[.$A$2]/[.B10]" office:value-type="float" office:value="1.43515508793735" calcext:value-type="float">
            <text:p>1,4351550879</text:p>
          </table:table-cell>
          <table:table-cell table:formula="of:=[.$A$2]/[.C10]" office:value-type="float" office:value="1.7220386623091" calcext:value-type="float">
            <text:p>1,7220386623</text:p>
          </table:table-cell>
          <table:table-cell table:formula="of:=[.$A$2]/[.D10]" office:value-type="float" office:value="4.95051341439378" calcext:value-type="float">
            <text:p>4,9505134144</text:p>
          </table:table-cell>
          <table:table-cell table:formula="of:=[.$A$2]/[.E10]" office:value-type="float" office:value="5.94460635909874" calcext:value-type="float">
            <text:p>5,94460635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878828" calcext:value-type="float">
            <text:p>18,878828</text:p>
          </table:table-cell>
          <table:table-cell office:value-type="float" office:value="16.529379" calcext:value-type="float">
            <text:p>16,529379</text:p>
          </table:table-cell>
          <table:table-cell office:value-type="float" office:value="5.2563" calcext:value-type="float">
            <text:p>5,2563</text:p>
          </table:table-cell>
          <table:table-cell office:value-type="float" office:value="4.804817" calcext:value-type="float">
            <text:p>4,804817</text:p>
          </table:table-cell>
          <table:table-cell table:formula="of:=[.$A$2]/[.B11]" office:value-type="float" office:value="1.32112782636719" calcext:value-type="float">
            <text:p>1,3211278264</text:p>
          </table:table-cell>
          <table:table-cell table:formula="of:=[.$A$2]/[.C11]" office:value-type="float" office:value="1.5089099838536" calcext:value-type="float">
            <text:p>1,5089099839</text:p>
          </table:table-cell>
          <table:table-cell table:formula="of:=[.$A$2]/[.D11]" office:value-type="float" office:value="4.74503833495044" calcext:value-type="float">
            <text:p>4,745038335</text:p>
          </table:table-cell>
          <table:table-cell table:formula="of:=[.$A$2]/[.E11]" office:value-type="float" office:value="5.19090425296114" calcext:value-type="float">
            <text:p>5,190904253</text:p>
          </table:table-cell>
        </table:table-row>
        <table:table-row table:style-name="ro1">
          <table:table-cell table:number-columns-repeated="9"/>
        </table:table-row>
        <table:table-row table:style-name="ro2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vx" fo:country="C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bvx" fo:country="CG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Videau</meta:initial-creator>
    <meta:creation-date>2014-01-13T23:30:07.784814242</meta:creation-date>
    <dc:date>2014-01-13T23:54:42.909860261</dc:date>
    <dc:creator>Brice Videau</dc:creator>
    <meta:editing-duration>PT14M43S</meta:editing-duration>
    <meta:editing-cycles>2</meta:editing-cycles>
    <meta:generator>LibreOffice/4.1.3.2$Linux_X86_64 LibreOffice_project/410m0$Build-2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13cm" svg:height="12.937cm" xlink:href=".." xlink:type="simple" chart:class="chart:line" chart:style-name="ch1">
        <chart:title svg:x="9.152cm" svg:y="0.394cm" chart:style-name="ch2">
          <text:p>Synthesys Speedup</text:p>
        </chart:title>
        <chart:subtitle svg:x="8.94cm" svg:y="1.457cm" chart:style-name="ch3">
          <text:p>function of unrolling factor</text:p>
        </chart:subtitle>
        <chart:legend chart:legend-position="end" svg:x="17.973cm" svg:y="5.422cm" style:legend-expansion="high" chart:style-name="ch4"/>
        <chart:plot-area chart:style-name="ch5" table:cell-range-address="Sheet1.F3:Sheet1.I11" chart:data-source-has-labels="row" svg:x="1.459cm" svg:y="2.682cm" svg:width="15.618cm" svg:height="9.016cm">
          <chartooo:coordinate-region svg:x="1.895cm" svg:y="2.881cm" svg:width="15.088cm" svg:height="8.17cm"/>
          <chart:axis chart:dimension="x" chart:name="primary-x" chart:style-name="ch6">
            <chart:title svg:x="8.801cm" svg:y="11.956cm" chart:style-name="ch7">
              <text:p>unroll</text:p>
            </chart:title>
          </chart:axis>
          <chart:axis chart:dimension="y" chart:name="primary-y" chart:style-name="ch6">
            <chart:title svg:x="0.451cm" svg:y="7.882cm" chart:style-name="ch8">
              <text:p>speedup</text:p>
            </chart:title>
            <chart:grid chart:style-name="ch9" chart:class="major"/>
          </chart:axis>
          <chart:series chart:style-name="ch10" chart:values-cell-range-address="Sheet1.F4:Sheet1.F11" chart:label-cell-address="Sheet1.F3:Sheet1.F3" chart:class="chart:line">
            <chart:data-point chart:repeated="8"/>
          </chart:series>
          <chart:series chart:style-name="ch11" chart:values-cell-range-address="Sheet1.G4:Sheet1.G11" chart:label-cell-address="Sheet1.G3:Sheet1.G3" chart:class="chart:line">
            <chart:data-point chart:repeated="8"/>
          </chart:series>
          <chart:series chart:style-name="ch12" chart:values-cell-range-address="Sheet1.H4:Sheet1.H11" chart:label-cell-address="Sheet1.H3:Sheet1.H3" chart:class="chart:line">
            <chart:data-point chart:repeated="8"/>
          </chart:series>
          <chart:series chart:style-name="ch13" chart:values-cell-range-address="Sheet1.I4:Sheet1.I11" chart:label-cell-address="Sheet1.I3:Sheet1.I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F3:Sheet1.F3</svg:desc>
                </draw:g>
              </table:table-cell>
              <table:table-cell office:value-type="string">
                <text:p>FORTRAN</text:p>
                <draw:g>
                  <svg:desc>Sheet1.G3:Sheet1.G3</svg:desc>
                </draw:g>
              </table:table-cell>
              <table:table-cell office:value-type="string">
                <text:p>C OpenMP</text:p>
                <draw:g>
                  <svg:desc>Sheet1.H3:Sheet1.H3</svg:desc>
                </draw:g>
              </table:table-cell>
              <table:table-cell office:value-type="string">
                <text:p>FORTRAN OpenMP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6065659912939">
                <text:p>1.66065659912939</text:p>
                <draw:g>
                  <svg:desc>Sheet1.F4:Sheet1.F11</svg:desc>
                </draw:g>
              </table:table-cell>
              <table:table-cell office:value-type="float" office:value="1.71211865454501">
                <text:p>1.71211865454501</text:p>
                <draw:g>
                  <svg:desc>Sheet1.G4:Sheet1.G11</svg:desc>
                </draw:g>
              </table:table-cell>
              <table:table-cell office:value-type="float" office:value="6.16741603901632">
                <text:p>6.16741603901632</text:p>
                <draw:g>
                  <svg:desc>Sheet1.H4:Sheet1.H11</svg:desc>
                </draw:g>
              </table:table-cell>
              <table:table-cell office:value-type="float" office:value="6.69321759217639">
                <text:p>6.69321759217639</text:p>
                <draw:g>
                  <svg:desc>Sheet1.I4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710678633844">
                <text:p>1.87710678633844</text:p>
              </table:table-cell>
              <table:table-cell office:value-type="float" office:value="2.03150545169969">
                <text:p>2.03150545169969</text:p>
              </table:table-cell>
              <table:table-cell office:value-type="float" office:value="6.52588154829311">
                <text:p>6.52588154829311</text:p>
              </table:table-cell>
              <table:table-cell office:value-type="float" office:value="6.74834912462885">
                <text:p>6.74834912462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439599412741">
                <text:p>1.95439599412741</text:p>
              </table:table-cell>
              <table:table-cell office:value-type="float" office:value="2.10361322053829">
                <text:p>2.10361322053829</text:p>
              </table:table-cell>
              <table:table-cell office:value-type="float" office:value="6.39674860594819">
                <text:p>6.39674860594819</text:p>
              </table:table-cell>
              <table:table-cell office:value-type="float" office:value="6.88358590646611">
                <text:p>6.88358590646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461404190058">
                <text:p>1.96461404190058</text:p>
              </table:table-cell>
              <table:table-cell office:value-type="float" office:value="2.04571885874729">
                <text:p>2.04571885874729</text:p>
              </table:table-cell>
              <table:table-cell office:value-type="float" office:value="6.47167872105351">
                <text:p>6.47167872105351</text:p>
              </table:table-cell>
              <table:table-cell office:value-type="float" office:value="6.72931689784968">
                <text:p>6.7293168978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5899147324956">
                <text:p>1.85899147324956</text:p>
              </table:table-cell>
              <table:table-cell office:value-type="float" office:value="1.97719303196744">
                <text:p>1.97719303196744</text:p>
              </table:table-cell>
              <table:table-cell office:value-type="float" office:value="5.80995596644943">
                <text:p>5.80995596644943</text:p>
              </table:table-cell>
              <table:table-cell office:value-type="float" office:value="6.5906444848212">
                <text:p>6.5906444848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861880370104">
                <text:p>1.60861880370104</text:p>
              </table:table-cell>
              <table:table-cell office:value-type="float" office:value="1.90054737232253">
                <text:p>1.90054737232253</text:p>
              </table:table-cell>
              <table:table-cell office:value-type="float" office:value="5.44343843506311">
                <text:p>5.44343843506311</text:p>
              </table:table-cell>
              <table:table-cell office:value-type="float" office:value="6.22879912531798">
                <text:p>6.22879912531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3515508793735">
                <text:p>1.43515508793735</text:p>
              </table:table-cell>
              <table:table-cell office:value-type="float" office:value="1.7220386623091">
                <text:p>1.7220386623091</text:p>
              </table:table-cell>
              <table:table-cell office:value-type="float" office:value="4.95051341439378">
                <text:p>4.95051341439378</text:p>
              </table:table-cell>
              <table:table-cell office:value-type="float" office:value="5.94460635909874">
                <text:p>5.94460635909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112782636719">
                <text:p>1.32112782636719</text:p>
              </table:table-cell>
              <table:table-cell office:value-type="float" office:value="1.5089099838536">
                <text:p>1.5089099838536</text:p>
              </table:table-cell>
              <table:table-cell office:value-type="float" office:value="4.74503833495044">
                <text:p>4.74503833495044</text:p>
              </table:table-cell>
              <table:table-cell office:value-type="float" office:value="5.19090425296114">
                <text:p>5.19090425296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